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073763"/>
    </style:style>
    <style:style style:name="ce3" style:family="table-cell" style:parent-style-name="Default" style:data-style-name="N0">
      <style:table-cell-properties style:vertical-align="automatic" fo:wrap-option="wrap" fo:background-color="#8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 fo:background-color="#FFFF99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 fo:background-color="#FFFF99"/>
    </style:style>
    <style:style style:name="ce9" style:family="table-cell" style:parent-style-name="Default" style:data-style-name="N0">
      <style:table-cell-properties style:vertical-align="middle" fo:wrap-option="wrap" fo:background-color="#CCFFCC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99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99"/>
      <style:text-properties style:font-name="Georgia" style:font-name-asian="Georgia" style:font-name-complex="Georgia" style:font-family-generic="roman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99"/>
      <style:text-properties fo:color="#000000" style:font-name="Georgia" style:font-name-asian="Georgia" style:font-name-complex="Georgia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wrap-option="wrap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CCFFCC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7" style:family="table-cell" style:parent-style-name="Default" style:data-style-name="N0">
      <style:table-cell-properties style:vertical-align="automatic" fo:wrap-option="wrap" fo:background-color="#073763"/>
      <style:text-properties fo:color="#FFFFFF" style:font-name="Georgia" style:font-name-asian="Georgia" style:font-name-complex="Georgia" fo:font-size="36pt" style:font-size-asian="36pt" style:font-size-complex="36pt" style:font-family-generic="roman"/>
    </style:style>
    <style:style style:name="ce18" style:family="table-cell" style:parent-style-name="Default" style:data-style-name="N0">
      <style:table-cell-properties style:vertical-align="automatic" fo:wrap-option="wrap" fo:background-color="#073763"/>
      <style:text-properties fo:color="#FFFF99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vertical-align="automatic" fo:wrap-option="wrap" fo:background-color="#FFFF99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FFFF9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7.80520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0.080625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8.2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102pt" style:use-optimal-row-height="true" fo:break-before="auto"/>
    </style:style>
    <style:style style:name="ro10" style:family="table-row">
      <style:table-row-properties style:row-height="76.5pt" style:use-optimal-row-height="true" fo:break-before="auto"/>
    </style:style>
    <style:style style:name="ro11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245" table:default-cell-style-name="ce1"/>
        <table:table-column table:style-name="co12" table:number-columns-repeated="16128" table:default-cell-style-name="ce1"/>
        <table:table-row table:style-name="ro1">
          <table:table-cell office:value-type="string" table:number-columns-spanned="5" table:number-rows-spanned="1" table:style-name="ce17">
            <text:p>The Writers' Workshop</text:p>
          </table:table-cell>
          <table:covered-table-cell table:number-columns-repeated="4"/>
          <table:table-cell office:value-type="string" table:number-columns-spanned="3" table:number-rows-spanned="1" table:style-name="ce18">
            <text:p>The world's leading editorial agency. Run by writers for writers.</text:p>
          </table:table-cell>
          <table:covered-table-cell table:number-columns-repeated="2"/>
          <table:table-cell table:number-columns-repeated="2" table:style-name="ce2"/>
          <table:table-cell table:number-columns-repeated="8" table:style-name="ce3"/>
          <table:table-cell table:number-columns-repeated="16366"/>
        </table:table-row>
        <table:table-row table:style-name="ro2">
          <table:table-cell table:style-name="ce4"/>
          <table:table-cell table:number-columns-spanned="2" table:number-rows-spanned="1" table:style-name="ce19"/>
          <table:covered-table-cell/>
          <table:table-cell table:number-columns-repeated="16381" table:style-name="ce1"/>
        </table:table-row>
        <table:table-row table:style-name="ro3">
          <table:table-cell office:value-type="string" table:number-columns-spanned="5" table:number-rows-spanned="1" table:style-name="ce20">
            <text:p>How to use this spreadsheet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20">
            <text:p>Our contact info</text:p>
          </table:table-cell>
          <table:covered-table-cell/>
          <table:table-cell table:number-columns-repeated="16376" table:style-name="ce1"/>
        </table:table-row>
        <table:table-row table:style-name="ro4">
          <table:table-cell office:value-type="string" table:number-columns-spanned="5" table:number-rows-spanned="1" table:style-name="ce21">
            <text:p>1) Save the spreadsheet on your own computer</text:p>
          </table:table-cell>
          <table:covered-table-cell table:number-columns-repeated="4"/>
          <table:table-cell table:style-name="ce6"/>
          <table:table-cell office:value-type="string" table:style-name="ce6">
            <text:p>Website</text:p>
          </table:table-cell>
          <table:table-cell office:value-type="string" table:style-name="ce6">
            <text:p>www.writersworkshop.co.uk</text:p>
          </table:table-cell>
          <table:table-cell table:style-name="ce7"/>
          <table:table-cell table:number-columns-repeated="16375" table:style-name="ce1"/>
        </table:table-row>
        <table:table-row table:style-name="ro4">
          <table:table-cell office:value-type="string" table:number-columns-spanned="5" table:number-rows-spanned="1" table:style-name="ce21">
            <text:p>2) Customise it to your heart's content</text:p>
          </table:table-cell>
          <table:covered-table-cell table:number-columns-repeated="4"/>
          <table:table-cell table:style-name="ce6"/>
          <table:table-cell office:value-type="string" table:style-name="ce6">
            <text:p>Telephone</text:p>
          </table:table-cell>
          <table:table-cell office:value-type="string" table:style-name="ce6">
            <text:p>0845 459 9560 (in UK)</text:p>
          </table:table-cell>
          <table:table-cell table:style-name="ce7"/>
          <table:table-cell table:number-columns-repeated="16375" table:style-name="ce1"/>
        </table:table-row>
        <table:table-row table:style-name="ro4">
          <table:table-cell office:value-type="string" table:number-columns-spanned="5" table:number-rows-spanned="1" table:style-name="ce21">
            <text:p>3) If you add content you'd like to share with others, please let us know.</text:p>
          </table:table-cell>
          <table:covered-table-cell table:number-columns-repeated="4"/>
          <table:table-cell table:style-name="ce6"/>
          <table:table-cell office:value-type="string" table:style-name="ce6">
            <text:p>Email</text:p>
          </table:table-cell>
          <table:table-cell office:value-type="string" table:style-name="ce6">
            <text:p>info@writersworkshop.co.uk</text:p>
          </table:table-cell>
          <table:table-cell table:number-columns-repeated="16376" table:style-name="ce1"/>
        </table:table-row>
        <table:table-row table:style-name="ro5">
          <table:table-cell table:number-columns-repeated="16384" table:style-name="ce1"/>
        </table:table-row>
        <table:table-row table:style-name="ro3">
          <table:table-cell office:value-type="string" table:number-columns-spanned="5" table:number-rows-spanned="1" table:style-name="ce22">
            <text:p>How to get a literary agent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20">
            <text:p>About us</text:p>
          </table:table-cell>
          <table:covered-table-cell/>
          <table:table-cell table:number-columns-repeated="16376" table:style-name="ce1"/>
        </table:table-row>
        <table:table-row table:style-name="ro4">
          <table:table-cell office:value-type="string" table:number-columns-spanned="3" table:number-rows-spanned="1" table:style-name="ce21">
            <text:p>1. Write a wonderful book.</text:p>
          </table:table-cell>
          <table:covered-table-cell table:number-columns-repeated="2"/>
          <table:table-cell office:value-type="string" table:number-columns-spanned="2" table:number-rows-spanned="1" table:style-name="ce23">
            <text:p>If in doubt, get help</text:p>
          </table:table-cell>
          <table:covered-table-cell/>
          <table:table-cell table:style-name="ce1"/>
          <table:table-cell office:value-type="string" table:style-name="ce6">
            <text:p>We can:</text:p>
          </table:table-cell>
          <table:table-cell office:value-type="string" table:style-name="ce6">
            <text:p>Give advice on your manuscript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3" table:number-rows-spanned="1" table:style-name="ce21">
            <text:p>2. Make sure you know what agents do.</text:p>
          </table:table-cell>
          <table:covered-table-cell table:number-columns-repeated="2"/>
          <table:table-cell office:value-type="string" table:number-columns-spanned="2" table:number-rows-spanned="1" table:style-name="ce23">
            <text:p>They do this.</text:p>
          </table:table-cell>
          <table:covered-table-cell/>
          <table:table-cell table:style-name="ce1"/>
          <table:table-cell table:style-name="ce6"/>
          <table:table-cell office:value-type="string" table:style-name="ce6">
            <text:p>Place work with literary agents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3" table:number-rows-spanned="1" table:style-name="ce21">
            <text:p>3. Develop an agent hunting strategy</text:p>
          </table:table-cell>
          <table:covered-table-cell table:number-columns-repeated="2"/>
          <table:table-cell office:value-type="string" table:number-columns-spanned="2" table:number-rows-spanned="1" table:style-name="ce23">
            <text:p>May we suggest you do this?</text:p>
          </table:table-cell>
          <table:covered-table-cell/>
          <table:table-cell table:style-name="ce1"/>
          <table:table-cell table:style-name="ce6"/>
          <table:table-cell office:value-type="string" table:style-name="ce6">
            <text:p>Help you meet one-on-one with literary agents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3" table:number-rows-spanned="1" table:style-name="ce21">
            <text:p>4. Write a wonderful query letter.</text:p>
          </table:table-cell>
          <table:covered-table-cell table:number-columns-repeated="2"/>
          <table:table-cell office:value-type="string" table:style-name="ce6">
            <text:p>Try these tips</text:p>
          </table:table-cell>
          <table:table-cell office:value-type="string" table:style-name="ce6">
            <text:p>See a sample letter</text:p>
          </table:table-cell>
          <table:table-cell table:style-name="ce1"/>
          <table:table-cell table:style-name="ce6"/>
          <table:table-cell office:value-type="string" table:style-name="ce6">
            <text:p>Give you mentoring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3" table:number-rows-spanned="1" table:style-name="ce21">
            <text:p>5. Write a wonderful synopsis</text:p>
          </table:table-cell>
          <table:covered-table-cell table:number-columns-repeated="2"/>
          <table:table-cell office:value-type="string" table:number-columns-spanned="2" table:number-rows-spanned="1" table:style-name="ce23">
            <text:p>Like this one</text:p>
          </table:table-cell>
          <table:covered-table-cell/>
          <table:table-cell table:style-name="ce1"/>
          <table:table-cell table:style-name="ce6"/>
          <table:table-cell office:value-type="string" table:style-name="ce6">
            <text:p>Find out more here.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3" table:number-rows-spanned="1" table:style-name="ce21">
            <text:p>6. Present your manuscript correctly.</text:p>
          </table:table-cell>
          <table:covered-table-cell table:number-columns-repeated="2"/>
          <table:table-cell office:value-type="string" table:number-columns-spanned="2" table:number-rows-spanned="1" table:style-name="ce23">
            <text:p>By doing this</text:p>
          </table:table-cell>
          <table:covered-table-cell/>
          <table:table-cell table:style-name="ce1"/>
          <table:table-cell table:style-name="ce6"/>
          <table:table-cell office:value-type="string" table:style-name="ce6">
            <text:p>Or get in touch.</text:p>
          </table:table-cell>
          <table:table-cell table:number-columns-repeated="16376" table:style-name="ce1"/>
        </table:table-row>
        <table:table-row table:style-name="ro5">
          <table:table-cell table:number-columns-repeated="16384" table:style-name="ce1"/>
        </table:table-row>
        <table:table-row table:style-name="ro3">
          <table:table-cell office:value-type="string" table:style-name="ce5">
            <text:p>Key</text:p>
          </table:table-cell>
          <table:table-cell table:number-columns-repeated="7" table:style-name="ce8"/>
          <table:table-cell table:style-name="ce7"/>
          <table:table-cell table:number-columns-repeated="16375" table:style-name="ce1"/>
        </table:table-row>
        <table:table-row table:style-name="ro4">
          <table:table-cell table:style-name="ce7"/>
          <table:table-cell table:number-columns-repeated="16383" table:style-name="ce1"/>
        </table:table-row>
        <table:table-row table:style-name="ro4">
          <table:table-cell office:value-type="string" table:style-name="ce9">
            <text:p>A green box like this indicates</text:p>
          </table:table-cell>
          <table:table-cell office:value-type="string" table:number-columns-spanned="7" table:number-rows-spanned="1" table:style-name="ce23">
            <text:p>literary agencies that we have placed clients with, that we know well, or that have been involved in one of our events.</text:p>
          </table:table-cell>
          <table:covered-table-cell table:number-columns-repeated="6"/>
          <table:table-cell table:number-columns-repeated="16376" table:style-name="ce1"/>
        </table:table-row>
        <table:table-row table:style-name="ro4">
          <table:table-cell office:value-type="string" table:style-name="ce6">
            <text:p>Exclusions</text:p>
          </table:table-cell>
          <table:table-cell office:value-type="string" table:number-columns-spanned="7" table:number-rows-spanned="1" table:style-name="ce23">
            <text:p>Note, virtually no agents handle poetry, journalism or academic books, so we have not noted this in the "exclusions" column</text:p>
          </table:table-cell>
          <table:covered-table-cell table:number-columns-repeated="6"/>
          <table:table-cell table:number-columns-repeated="16376" table:style-name="ce1"/>
        </table:table-row>
        <table:table-row table:style-name="ro5">
          <table:table-cell table:number-columns-repeated="16384" table:style-name="ce1"/>
        </table:table-row>
        <table:table-row table:style-name="ro4">
          <table:table-cell table:number-columns-repeated="8" table:style-name="ce10"/>
          <table:table-cell table:number-columns-repeated="16376" table:style-name="ce1"/>
        </table:table-row>
        <table:table-row table:style-name="ro6">
          <table:table-cell office:value-type="string" table:style-name="ce11">
            <text:p>Literary Agency</text:p>
          </table:table-cell>
          <table:table-cell office:value-type="string" table:style-name="ce12">
            <text:p>Website</text:p>
          </table:table-cell>
          <table:table-cell office:value-type="string" table:style-name="ce12">
            <text:p>Non-fiction</text:p>
          </table:table-cell>
          <table:table-cell office:value-type="string" table:style-name="ce12">
            <text:p>Commercial fiction</text:p>
          </table:table-cell>
          <table:table-cell office:value-type="string" table:style-name="ce12">
            <text:p>Literary fiction</text:p>
          </table:table-cell>
          <table:table-cell office:value-type="string" table:style-name="ce12">
            <text:p>Children's</text:p>
          </table:table-cell>
          <table:table-cell office:value-type="string" table:style-name="ce12">
            <text:p>Exclusions</text:p>
          </table:table-cell>
          <table:table-cell office:value-type="string" table:style-name="ce13">
            <text:p>Writers' Workshop comments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Sheila Ableman Literary Agency</text:p>
          </table:table-cell>
          <table:table-cell office:value-type="string" table:style-name="ce14">
            <text:p>www.sheilaableman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Gardening, sport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5">
            <text:p>Agency (London) Ltd, The</text:p>
          </table:table-cell>
          <table:table-cell office:value-type="string" table:style-name="ce14">
            <text:p>www.theagency.co.uk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Represents authors &amp; illustrators of children's books for all ages, preschool to teen fiction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Aitken Alexander Associates</text:p>
          </table:table-cell>
          <table:table-cell office:value-type="string" table:style-name="ce14">
            <text:p>www.aitkenalexander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An outstanding mid-size agency. Clare Alexander is keen on debut literary novelists. You do need to be good, though</text:p>
          </table:table-cell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5">
            <text:p>Ampersand Agency Ltd, The</text:p>
          </table:table-cell>
          <table:table-cell office:value-type="string" table:style-name="ce14">
            <text:p>www.theampersandagenc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An excellent small agency. Home to a fair few WW clients.</text:p>
          </table:table-cell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4">
            <text:p>Aventura E Books Limited</text:p>
          </table:table-cell>
          <table:table-cell office:value-type="string" table:style-name="ce14">
            <text:p>www.aventura-ebooks.com</text:p>
          </table:table-cell>
          <table:table-cell table:style-name="ce14"/>
          <table:table-cell office:value-type="string" table:style-name="ce14">
            <text:p>Action &amp; Adventure ebooks</text:p>
          </table:table-cell>
          <table:table-cell table:number-columns-repeated="4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Darley Anderson Literary, TV and Film Agency</text:p>
          </table:table-cell>
          <table:table-cell office:value-type="string" table:style-name="ce14">
            <text:p>www.darleyanderson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A very commercially driven agency. Brilliant for thrillers, chick-lit and the like. Not a natural home for literary authors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Diane Banks Associates Ltd.</text:p>
          </table:table-cell>
          <table:table-cell office:value-type="string" table:style-name="ce14">
            <text:p>www.dianebanks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Lit fiction with a strong storyline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children's, or short stories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Bell Lomax Moreton Agency, The</text:p>
          </table:table-cell>
          <table:table-cell office:value-type="string" table:style-name="ce14">
            <text:p>www.bell-lomax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Michael Berenti Literary Management</text:p>
          </table:table-cell>
          <table:table-cell office:value-type="string" table:style-name="ce14">
            <text:p>www.michaelberenti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Michael Berenti charges a reading fee. A practice we do not agree with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Blake Friedmann Literary, TV &amp; Film Agency Ltd.</text:p>
          </table:table-cell>
          <table:table-cell office:value-type="string" table:style-name="ce14">
            <text:p>www.blakefriedmann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Full length MSS only. No short stories.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Luigi Bonomi Associates Ltd.</text:p>
          </table:table-cell>
          <table:table-cell office:value-type="string" table:style-name="ce14">
            <text:p>www.bonomiassociates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oung Adult</text:p>
          </table:table-cell>
          <table:table-cell table:style-name="ce14"/>
          <table:table-cell office:value-type="string" table:style-name="ce14">
            <text:p>Keen to find new authors and help them develop their careers.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BookBlast Ltd.</text:p>
          </table:table-cell>
          <table:table-cell office:value-type="string" table:style-name="ce14">
            <text:p>www.bookblast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Currently not taking on new clients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Jenny Brown Associates</text:p>
          </table:table-cell>
          <table:table-cell office:value-type="string" table:style-name="ce14">
            <text:p>www.jennybrownassociates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Sci-fi fantasy.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Felicity Bryan Associates</text:p>
          </table:table-cell>
          <table:table-cell office:value-type="string" table:style-name="ce14">
            <text:p>www.felicitybryan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crafts, how-to, sci-fi, light romance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Capel &amp; Land Ltd.</text:p>
          </table:table-cell>
          <table:table-cell office:value-type="string" table:style-name="ce14">
            <text:p>www.capelland.com</text:p>
          </table:table-cell>
          <table:table-cell office:value-type="string" table:style-name="ce14">
            <text:p>Hist / Biog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CardenWright Literary Agency</text:p>
          </table:table-cell>
          <table:table-cell office:value-type="string" table:style-name="ce14">
            <text:p>www.cardenwright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3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Celia Catchpole</text:p>
          </table:table-cell>
          <table:table-cell office:value-type="string" table:style-name="ce14">
            <text:p>www.celiacatchpole.co.uk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Agents for authors and illustrators of children's books for all ages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Mic Cheetham Associates Ltd.</text:p>
          </table:table-cell>
          <table:table-cell office:value-type="string" table:style-name="ce14">
            <text:p>www.miccheetham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An excellent &amp; prominent fantasy sci-fi agent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Jonathan Clowes Ltd.</text:p>
          </table:table-cell>
          <table:table-cell office:value-type="string" table:style-name="ce14">
            <text:p>www.jonathanclowes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Very few unsolicited MSS taken on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Conville &amp; Walsh Ltd.</text:p>
          </table:table-cell>
          <table:table-cell office:value-type="string" table:style-name="ce14">
            <text:p>www.convilleandWalsh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An outstanding mid-size agency. Now has fantasy / sci-fi specialist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Coombs Moylett Literary Agency</text:p>
          </table:table-cell>
          <table:table-cell office:value-type="string" table:style-name="ce14">
            <text:p>www.coombsmoylett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Creative Authors Ltd.</text:p>
          </table:table-cell>
          <table:table-cell office:value-type="string" table:style-name="ce14">
            <text:p>www.creativeauthors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MBS, health &amp; cookery</text:p>
          </table:table-cell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4">
            <text:p>Rupert Crew Ltd.</text:p>
          </table:table-cell>
          <table:table-cell office:value-type="string" table:style-name="ce14">
            <text:p>www.rupertcrew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No sci fi, horror, fantasy or short stories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Curtis Brown Group</text:p>
          </table:table-cell>
          <table:table-cell office:value-type="string" table:style-name="ce14">
            <text:p>www.curtisbrown.co.uk</text:p>
          </table:table-cell>
          <table:table-cell office:value-type="string" table:style-name="ce14">
            <text:p>General Non-Fiction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office:value-type="string" table:style-name="ce14">
            <text:p>One of the two big gorillas. Very good agency, but there are equally good agencies amongst the smaller players.</text:p>
          </table:table-cell>
          <table:table-cell table:style-name="ce4"/>
          <table:table-cell table:number-columns-repeated="16375"/>
        </table:table-row>
        <table:table-row table:style-name="ro4">
          <table:table-cell office:value-type="string" table:style-name="ce14">
            <text:p>Caroline Davidson Lit Ag</text:p>
          </table:table-cell>
          <table:table-cell office:value-type="string" table:style-name="ce14">
            <text:p>www.cdla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office:value-type="string" table:style-name="ce14">
            <text:p>Reference works accepted.</text:p>
          </table:table-cell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8" table:visibility="filter">
          <table:table-cell office:value-type="string" table:style-name="ce14">
            <text:p>DGA Ltd</text:p>
          </table:table-cell>
          <table:table-cell office:value-type="string" table:style-name="ce14">
            <text:p>www.davidgodwinassociates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9" table:visibility="filter">
          <table:table-cell office:value-type="string" table:style-name="ce14">
            <text:p>DHH Literary Agency</text:p>
          </table:table-cell>
          <table:table-cell office:value-type="string" table:style-name="ce14">
            <text:p>http://dhhliteraryagency.com/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Don't currently handle non-fiction, poetry, plays, screenplays or film scripts.</text:p>
          </table:table-cell>
          <table:table-cell office:value-type="string" table:style-name="ce14">
            <text:p>An outstanding small agency.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Bryan Drew Ltd</text:p>
          </table:table-cell>
          <table:table-cell office:value-type="string" table:style-name="ce14">
            <text:p>www.bryandrew.com</text:p>
          </table:table-cell>
          <table:table-cell office:value-type="string" table:style-name="ce14">
            <text:p>Biographies</text:p>
          </table:table-cell>
          <table:table-cell office:value-type="string" table:style-name="ce14">
            <text:p>General fiction, thriller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Robert Dudley Agency</text:p>
          </table:table-cell>
          <table:table-cell office:value-type="string" table:style-name="ce14">
            <text:p>www.robertdudleyagenc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Specialises in history, biography, sport, management, politics, military history, current affairs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Toby Eady Associates Ltd</text:p>
          </table:table-cell>
          <table:table-cell office:value-type="string" table:style-name="ce14">
            <text:p>www.tobyeadyassociates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Special interests: China, Middle East, Africa, India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Eddison Pearson Ltd</text:p>
          </table:table-cell>
          <table:table-cell office:value-type="string" table:style-name="ce14">
            <text:p>www.eddisonpearson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Poetry accepted.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Fox Mason</text:p>
          </table:table-cell>
          <table:table-cell office:value-type="string" table:style-name="ce14">
            <text:p>www.foxmason.com</text:p>
          </table:table-cell>
          <table:table-cell office:value-type="string" table:style-name="ce14">
            <text:p>Narrative non-fiction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Fraser Ross Associates</text:p>
          </table:table-cell>
          <table:table-cell office:value-type="string" table:style-name="ce14">
            <text:p>www.fraserross.co.uk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Mainly represents writers &amp; illustrators for children. Edinburgh based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Futerman, Rose &amp; Associates</text:p>
          </table:table-cell>
          <table:table-cell office:value-type="string" table:style-name="ce14">
            <text:p>www.futermanrose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children's, sci-fi / fantasy</text:p>
          </table:table-cell>
          <table:table-cell office:value-type="string" table:style-name="ce14">
            <text:p>Fiction, biog, show business, current affairs and teen fiction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Graham May Christie</text:p>
          </table:table-cell>
          <table:table-cell office:value-type="string" table:style-name="ce14">
            <text:p>www.grahammawchristie.com</text:p>
          </table:table-cell>
          <table:table-cell office:value-type="string" table:style-name="ce14">
            <text:p>General Non-Fiction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fiction, children's or poetry</text:p>
          </table:table-cell>
          <table:table-cell office:value-type="string" table:style-name="ce14">
            <text:p>Very strong with non-fiction proposals. Also ebooks &amp; apps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Annette Green Authors' Agency</text:p>
          </table:table-cell>
          <table:table-cell office:value-type="string" table:style-name="ce14">
            <text:p>www.annettegreenagenc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Teenage Fiction</text:p>
          </table:table-cell>
          <table:table-cell office:value-type="string" table:style-name="ce14">
            <text:p>No poetry, sci fi or fantasy</text:p>
          </table:table-cell>
          <table:table-cell office:value-type="string" table:style-name="ce14">
            <text:p>Full length MSS only. Submissions recommended to Annette herself.</text:p>
          </table:table-cell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4">
            <text:p>Christine Green Authors' Agency</text:p>
          </table:table-cell>
          <table:table-cell office:value-type="string" table:style-name="ce14">
            <text:p>www.christinegreen.co.uk</text:p>
          </table:table-cell>
          <table:table-cell office:value-type="string" table:style-name="ce14">
            <text:p>Narrative non-fiction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sci fi, travel, self-help, picture books</text:p>
          </table:table-cell>
          <table:table-cell office:value-type="string" table:style-name="ce14">
            <text:p>Crime &amp; historical fiction welcome</text:p>
          </table:table-cell>
          <table:table-cell table:style-name="ce4"/>
          <table:table-cell table:number-columns-repeated="16375"/>
        </table:table-row>
        <table:table-row table:style-name="ro4">
          <table:table-cell office:value-type="string" table:style-name="ce15">
            <text:p>Greene &amp; Heaton Ltd</text:p>
          </table:table-cell>
          <table:table-cell office:value-type="string" table:style-name="ce14">
            <text:p>www.greeneheaton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poetry.</text:p>
          </table:table-cell>
          <table:table-cell office:value-type="string" table:style-name="ce14">
            <text:p>Excellent mid-sized agency</text:p>
          </table:table-cell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7" table:visibility="filter">
          <table:table-cell office:value-type="string" table:style-name="ce15">
            <text:p>The Greenhouse Literary Agency</text:p>
          </table:table-cell>
          <table:table-cell office:value-type="string" table:style-name="ce14">
            <text:p>www.greenhouseliterary.com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picture books</text:p>
          </table:table-cell>
          <table:table-cell office:value-type="string" table:style-name="ce14">
            <text:p>Children's fiction from age 5 through to teen/YA. Currently expanding their lists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Gregory &amp; Company Authors' Agents</text:p>
          </table:table-cell>
          <table:table-cell office:value-type="string" table:style-name="ce14">
            <text:p>www.gregoryandcompan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sci fi, fantasy, or children's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Hanbury Agency Ltd, The</text:p>
          </table:table-cell>
          <table:table-cell office:value-type="string" table:style-name="ce14">
            <text:p>www.hanburyagency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children's or self-help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Antony Harwood Ltd</text:p>
          </table:table-cell>
          <table:table-cell office:value-type="string" table:style-name="ce14">
            <text:p>www.antonyharwood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>
          <table:table-cell office:value-type="string" table:style-name="ce15">
            <text:p>A. M. Heath &amp; Co. Ltd</text:p>
          </table:table-cell>
          <table:table-cell office:value-type="string" table:style-name="ce14">
            <text:p>www.amheath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sci fi, or short stories</text:p>
          </table:table-cell>
          <table:table-cell office:value-type="string" table:style-name="ce14">
            <text:p>An outstanding agency. Use Euan Thorneycroft for crime/thriller type work. Bill Hamilton / Victoria Hobbs for other fic &amp; non-fic. Sarah Molloy for children's.</text:p>
          </table:table-cell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6" table:visibility="filter">
          <table:table-cell office:value-type="string" table:style-name="ce14">
            <text:p>hhb agency ltd</text:p>
          </table:table-cell>
          <table:table-cell office:value-type="string" table:style-name="ce14">
            <text:p>www.hhbagency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Journalism accepted. Cookery a speciality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David Higham Associates Ltd</text:p>
          </table:table-cell>
          <table:table-cell office:value-type="string" table:style-name="ce14">
            <text:p>www.davidhigham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Janklow &amp; Nesbit (UK) Ltd</text:p>
          </table:table-cell>
          <table:table-cell office:value-type="string" table:style-name="ce14">
            <text:p>www.janklowandnesbit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office:value-type="string" table:style-name="ce14">
            <text:p>Used to be an American offshoot, now important in its own right. Will Francis will look at (good!) short story collections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John Jarrold</text:p>
          </table:table-cell>
          <table:table-cell office:value-type="string" table:style-name="ce14">
            <text:p>www.johnjarrold.co.uk/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Accepts fantasy, sci-fi, horror only</text:p>
          </table:table-cell>
          <table:table-cell office:value-type="string" table:style-name="ce14">
            <text:p>The king of fantasy / sci-fi in the UK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Johnson &amp; Alcock Ltd</text:p>
          </table:table-cell>
          <table:table-cell office:value-type="string" table:style-name="ce14">
            <text:p>www.jonsonandalcock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8+</text:p>
          </table:table-cell>
          <table:table-cell office:value-type="string" table:style-name="ce14">
            <text:p>No picture books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Tibnor Jones &amp; Associates</text:p>
          </table:table-cell>
          <table:table-cell office:value-type="string" table:style-name="ce14">
            <text:p>www.tibnorjones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3" table:style-name="ce14"/>
          <table:table-cell table:style-name="ce4"/>
          <table:table-cell table:number-columns-repeated="16375"/>
        </table:table-row>
        <table:table-row table:style-name="ro6">
          <table:table-cell office:value-type="string" table:style-name="ce15">
            <text:p>Jane Judd Literary Agency</text:p>
          </table:table-cell>
          <table:table-cell office:value-type="string" table:style-name="ce14">
            <text:p>www.janejudd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No short stories</text:p>
          </table:table-cell>
          <table:table-cell office:value-type="string" table:style-name="ce14">
            <text:p>A very good independent agent. We're fans.</text:p>
          </table:table-cell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7" table:visibility="filter">
          <table:table-cell office:value-type="string" table:style-name="ce14">
            <text:p>Peter Knight Agency</text:p>
          </table:table-cell>
          <table:table-cell office:value-type="string" table:style-name="ce14">
            <text:p>www.knightfeatures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poetry, sci fi or cookery</text:p>
          </table:table-cell>
          <table:table-cell office:value-type="string" table:style-name="ce14">
            <text:p>Motor sports, cartoon books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LAW (Lucas Alexander Whitley)</text:p>
          </table:table-cell>
          <table:table-cell office:value-type="string" table:style-name="ce14">
            <text:p>www.lawagenc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fantasy.</text:p>
          </table:table-cell>
          <table:table-cell office:value-type="string" table:style-name="ce14">
            <text:p>Full-length MSS only. A good agency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LBLA (Lorella Belli Lit Ag)</text:p>
          </table:table-cell>
          <table:table-cell office:value-type="string" table:style-name="ce14">
            <text:p>www.lorellabelliagency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children's, sci fi, fantasy.</text:p>
          </table:table-cell>
          <table:table-cell office:value-type="string" table:style-name="ce14">
            <text:p>Particularly interested in first time writers. Lorella's terrific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Susanna Lea Associates Ltd</text:p>
          </table:table-cell>
          <table:table-cell office:value-type="string" table:style-name="ce14">
            <text:p>www.susannalea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3" table:style-name="ce14"/>
          <table:table-cell table:style-name="ce4"/>
          <table:table-cell table:number-columns-repeated="16375"/>
        </table:table-row>
        <table:table-row table:style-name="ro10" table:visibility="filter">
          <table:table-cell office:value-type="string" table:style-name="ce14">
            <text:p>Limelight Celebrity Management Ltd</text:p>
          </table:table-cell>
          <table:table-cell office:value-type="string" table:style-name="ce14">
            <text:p>www.limelightmanagement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Sci-fi, fantasy, children's</text:p>
          </table:table-cell>
          <table:table-cell office:value-type="string" table:style-name="ce14">
            <text:p>Full-length and short MSS, Food, Drink, Entertainment, Fiction, Health &amp; Beauty, Self-Improvement, Business, Politics, Antiques, Gardening, Interior Design, History, Biography, Women’s Fiction, Crime, Art, Humour. (Home 15%, overseas 25%), TV and radio rights (10-20%) will suggest revision where appropriate.</text:p>
          </table:table-cell>
          <table:table-cell table:style-name="ce4"/>
          <table:table-cell table:number-columns-repeated="16375"/>
        </table:table-row>
        <table:table-row table:style-name="ro6">
          <table:table-cell office:value-type="string" table:style-name="ce14">
            <text:p>Lindsay Literary Agency</text:p>
          </table:table-cell>
          <table:table-cell office:value-type="string" table:style-name="ce14">
            <text:p>www.lindsayliteraryagency.co.uk</text:p>
          </table:table-cell>
          <table:table-cell office:value-type="string" table:style-name="ce14">
            <text:p>Serious non-fiction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11" table:visibility="filter">
          <table:table-cell office:value-type="string" table:style-name="ce15">
            <text:p>Christopher Little Literary Agency</text:p>
          </table:table-cell>
          <table:table-cell office:value-type="string" table:style-name="ce14">
            <text:p>www.christopherlittle.net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sci fi, fantasy, illustrated children's or short stories</text:p>
          </table:table-cell>
          <table:table-cell office:value-type="string" table:style-name="ce14">
            <text:p>Christopher Little represents JK Rowling, but don't send your work to CL just because you like Harry Potter.</text:p>
          </table:table-cell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5">
            <text:p>Andrew Lownie Literary Agency</text:p>
          </table:table-cell>
          <table:table-cell office:value-type="string" table:style-name="ce14">
            <text:p>www.andrewlownie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Biography, history, reference, current affairs, and packaging journalists and celebrities for the book market. Good at both serious non-fic and very commercial non-fic (eg: misery memoir).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Lucy Luck Associates</text:p>
          </table:table-cell>
          <table:table-cell office:value-type="string" table:style-name="ce14">
            <text:p>www.lucyluck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Jennifer Luithlen Agency</text:p>
          </table:table-cell>
          <table:table-cell office:value-type="string" table:style-name="ce14">
            <text:p>www.luithlenagency.com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Luxton Harris Ltd</text:p>
          </table:table-cell>
          <table:table-cell office:value-type="string" table:style-name="ce14">
            <text:p>www.luxtonharris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sci fi, fantasy or children's</text:p>
          </table:table-cell>
          <table:table-cell office:value-type="string" table:style-name="ce14">
            <text:p>Sport, history, music and biography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McKernan Literary Agency</text:p>
          </table:table-cell>
          <table:table-cell office:value-type="string" table:style-name="ce14">
            <text:p>www.mckernanagenc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office:value-type="string" table:style-name="ce14">
            <text:p>Scottish, biography, history, current affairs &amp; memoirs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Eunice McMullen Ltd</text:p>
          </table:table-cell>
          <table:table-cell office:value-type="string" table:style-name="ce14">
            <text:p>www.eunicemcmullen.co.uk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Only Children's</text:p>
          </table:table-cell>
          <table:table-cell office:value-type="string" table:style-name="ce14">
            <text:p>All types of children's fiction, particularly picture books &amp; older fiction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Andrew Mann Ltd.</text:p>
          </table:table-cell>
          <table:table-cell office:value-type="string" table:style-name="ce14">
            <text:p>www.andrewmann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3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Sarah Manson Literary Agent</text:p>
          </table:table-cell>
          <table:table-cell office:value-type="string" table:style-name="ce14">
            <text:p>www.sarahmansom.com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Specialises in fiction for children or YA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Marjacq Scrips</text:p>
          </table:table-cell>
          <table:table-cell office:value-type="string" table:style-name="ce14">
            <text:p>www.marjacq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poetry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4">
            <text:p>Marsh Agency Ltd, The</text:p>
          </table:table-cell>
          <table:table-cell office:value-type="string" table:style-name="ce14">
            <text:p>www.marsh-agenc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poetry, children's or picture books</text:p>
          </table:table-cell>
          <table:table-cell office:value-type="string" table:style-name="ce14">
            <text:p>Specialises in authors with international potential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MayerBenham Ltd</text:p>
          </table:table-cell>
          <table:table-cell office:value-type="string" table:style-name="ce14">
            <text:p>www.mayerbenham.com</text:p>
          </table:table-cell>
          <table:table-cell office:value-type="string" table:style-name="ce14">
            <text:p>Yes</text:p>
          </table:table-cell>
          <table:table-cell table:number-columns-repeated="4" table:style-name="ce14"/>
          <table:table-cell office:value-type="string" table:style-name="ce14">
            <text:p>Specialises in popular culture, humour, music, history &amp; business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5">
            <text:p>MBA Literary Agents Ltd</text:p>
          </table:table-cell>
          <table:table-cell office:value-type="string" table:style-name="ce14">
            <text:p>www.mbalit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A very good mid-sized agency.</text:p>
          </table:table-cell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5">
            <text:p>William Morris Endeavor Entertainment</text:p>
          </table:table-cell>
          <table:table-cell office:value-type="string" table:style-name="ce14">
            <text:p>www.wma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sci fi, fantasy, self-help or pcture books</text:p>
          </table:table-cell>
          <table:table-cell office:value-type="string" table:style-name="ce14">
            <text:p>An American agency, with a strong London branch.</text:p>
          </table:table-cell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4">
            <text:p>No. 1 Machester Literary Agency, The</text:p>
          </table:table-cell>
          <table:table-cell office:value-type="string" table:style-name="ce14">
            <text:p>www.theno1manchesterliteraryagenc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picture books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4">
            <text:p>Maggie Noach Literary Agency</text:p>
          </table:table-cell>
          <table:table-cell office:value-type="string" table:style-name="ce14">
            <text:p>www.mnla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Full length MS for older children</text:p>
          </table:table-cell>
          <table:table-cell office:value-type="string" table:style-name="ce14">
            <text:p>No illustrated books or specialist non-fiction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Andrew Nurnberg Associates Ltd</text:p>
          </table:table-cell>
          <table:table-cell office:value-type="string" table:style-name="ce14">
            <text:p>www.andrewnurnberg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5">
            <text:p>PFD (The Peters Fraser &amp; Dunlop Group Ltd)</text:p>
          </table:table-cell>
          <table:table-cell office:value-type="string" table:style-name="ce14">
            <text:p>www.pfd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A former giant, but the old team left to form United Agents. Now capably rebuilt, however.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Pollinger Limited</text:p>
          </table:table-cell>
          <table:table-cell office:value-type="string" table:style-name="ce14">
            <text:p>www.polingerltd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PVA Management Ltd</text:p>
          </table:table-cell>
          <table:table-cell office:value-type="string" table:style-name="ce14">
            <text:p>www.pva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n-fic only</text:p>
          </table:table-cell>
          <table:table-cell office:value-type="string" table:style-name="ce14">
            <text:p>Full legnth MSS only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Rogers, Coleridge &amp; White Ltd</text:p>
          </table:table-cell>
          <table:table-cell office:value-type="string" table:style-name="ce14">
            <text:p>www.rcwlitagency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Full-length MSS</text:p>
          </table:table-cell>
          <table:table-cell office:value-type="string" table:style-name="ce14">
            <text:p>A very strong agency, and now large. Peter Straus particularly good with more literary work. Hannah Westland is building her list.</text:p>
          </table:table-cell>
          <table:table-cell table:style-name="ce4"/>
          <table:table-cell table:number-columns-repeated="16375"/>
        </table:table-row>
        <table:table-row table:style-name="ro8" table:visibility="filter">
          <table:table-cell office:value-type="string" table:style-name="ce14">
            <text:p>Elizabeth Roy Literary Agency</text:p>
          </table:table-cell>
          <table:table-cell office:value-type="string" table:style-name="ce14">
            <text:p>www.elizabethroyliteraryagency.co.uk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Children's fiction and non-fiction - writers &amp; illustrators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Sayle Literary Agency, The</text:p>
          </table:table-cell>
          <table:table-cell office:value-type="string" table:style-name="ce14">
            <text:p>www.sayleliteraryagency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Science Factory Ltd, The</text:p>
          </table:table-cell>
          <table:table-cell office:value-type="string" table:style-name="ce14">
            <text:p>www.sciencefactory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fiction</text:p>
          </table:table-cell>
          <table:table-cell office:value-type="string" table:style-name="ce14">
            <text:p>Serious popular non-fiction, particularly science, history and current affairs, by academics and journalists</text:p>
          </table:table-cell>
          <table:table-cell table:style-name="ce4"/>
          <table:table-cell table:number-columns-repeated="16375"/>
        </table:table-row>
        <table:table-row table:style-name="ro4" table:visibility="filter">
          <table:table-cell office:value-type="string" table:style-name="ce15">
            <text:p>Sheil Land Associates Ltd</text:p>
          </table:table-cell>
          <table:table-cell table:style-name="ce14"/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3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5">
            <text:p>Caroline Sheldon Literary Agency Ltd</text:p>
          </table:table-cell>
          <table:table-cell office:value-type="string" table:style-name="ce14">
            <text:p>www.carolinesheldon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A good small agency. Penny Holroyde good for children's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Standen Literary Agency, The</text:p>
          </table:table-cell>
          <table:table-cell office:value-type="string" table:style-name="ce14">
            <text:p>www.standenliteraryagency.com</text:p>
          </table:table-cell>
          <table:table-cell table:style-name="ce14"/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Susijn Agency Ltd, The</text:p>
          </table:table-cell>
          <table:table-cell office:value-type="string" table:style-name="ce14">
            <text:p>www.thesusijnagency.com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See comment right</text:p>
          </table:table-cell>
          <table:table-cell office:value-type="string" table:style-name="ce14">
            <text:p>Focuses on writers with international appeal. No sci fi, fantasy, self-help, romance, sagas, business or military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JM Thurley Management</text:p>
          </table:table-cell>
          <table:table-cell office:value-type="string" table:style-name="ce14">
            <text:p>www.thecuttingedge.biz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No fantasy / short stories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4">
          <table:table-cell office:value-type="string" table:style-name="ce14">
            <text:p>Jane Turnbull</text:p>
          </table:table-cell>
          <table:table-cell office:value-type="string" table:style-name="ce14">
            <text:p>www.janeturnbull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table:style-name="ce14"/>
          <table:table-cell office:value-type="string" table:style-name="ce14">
            <text:p>Specialises in high quality non-fiction</text:p>
          </table:table-cell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7" table:visibility="filter">
          <table:table-cell office:value-type="string" table:style-name="ce15">
            <text:p>United Agents</text:p>
          </table:table-cell>
          <table:table-cell office:value-type="string" table:style-name="ce14">
            <text:p>www.unitedagents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One of the two big gorillas. Very good agency, but there are equally good agencies amongst the smaller players.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4">
            <text:p>Ed Victor Ltd</text:p>
          </table:table-cell>
          <table:table-cell office:value-type="string" table:style-name="ce14">
            <text:p>www.edvictor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 short stories.</text:p>
          </table:table-cell>
          <table:table-cell office:value-type="string" table:style-name="ce14">
            <text:p>High profile, but takes on few unsolicited clients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Wade and Doherty Literary Agency Ltd</text:p>
          </table:table-cell>
          <table:table-cell office:value-type="string" table:style-name="ce14">
            <text:p>www.rwla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No</text:p>
          </table:table-cell>
          <table:table-cell office:value-type="string" table:style-name="ce14">
            <text:p>No picture books or short stories</text:p>
          </table:table-cell>
          <table:table-cell table:style-name="ce14"/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5">
            <text:p>Watson, Little Ltd</text:p>
          </table:table-cell>
          <table:table-cell office:value-type="string" table:style-name="ce14">
            <text:p>www.watsonlittle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A good smaller agency. Sallyanne Sweeney is building her list.</text:p>
          </table:table-cell>
          <table:table-cell table:style-name="ce4"/>
          <table:table-cell table:number-columns-repeated="16375"/>
        </table:table-row>
        <table:table-row table:style-name="ro6" table:visibility="filter">
          <table:table-cell office:value-type="string" table:style-name="ce15">
            <text:p>AP Watt Ltd</text:p>
          </table:table-cell>
          <table:table-cell office:value-type="string" table:style-name="ce14">
            <text:p>www.apwatt.co.uk</text:p>
          </table:table-cell>
          <table:table-cell table:style-name="ce14"/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No poetry.</text:p>
          </table:table-cell>
          <table:table-cell office:value-type="string" table:style-name="ce14">
            <text:p>A very good agency.</text:p>
          </table:table-cell>
          <table:table-cell table:style-name="ce4"/>
          <table:table-cell table:number-columns-repeated="16375"/>
        </table:table-row>
        <table:table-row table:style-name="ro7" table:visibility="filter">
          <table:table-cell office:value-type="string" table:style-name="ce14">
            <text:p>Whispering Buffalo Literary Agency Ltd</text:p>
          </table:table-cell>
          <table:table-cell office:value-type="string" table:style-name="ce14">
            <text:p>www.whisperingbuffalo.com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4">
          <table:table-cell office:value-type="string" table:style-name="ce15">
            <text:p>Eve White</text:p>
          </table:table-cell>
          <table:table-cell office:value-type="string" table:style-name="ce14">
            <text:p>www.evewhite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A good indie</text:p>
          </table:table-cell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6">
          <table:table-cell office:value-type="string" table:style-name="ce15">
            <text:p>Isabel White Literary Agency</text:p>
          </table:table-cell>
          <table:table-cell office:value-type="string" table:style-name="ce14">
            <text:p>www.isabelwhite.co.uk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No short stories.</text:p>
          </table:table-cell>
          <table:table-cell office:value-type="string" table:style-name="ce14">
            <text:p>A good indie</text:p>
          </table:table-cell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4">
          <table:table-cell office:value-type="string" table:style-name="ce14">
            <text:p>Wylie Agency Ltd, The</text:p>
          </table:table-cell>
          <table:table-cell office:value-type="string" table:style-name="ce14">
            <text:p>www.wylieagency.co.uk</text:p>
          </table:table-cell>
          <table:table-cell office:value-type="string" table:style-name="ce14">
            <text:p>Yes</text:p>
          </table:table-cell>
          <table:table-cell table:style-name="ce14"/>
          <table:table-cell office:value-type="string" table:style-name="ce14">
            <text:p>Yes</text:p>
          </table:table-cell>
          <table:table-cell table:number-columns-repeated="2" table:style-name="ce14"/>
          <table:table-cell office:value-type="string" table:style-name="ce14">
            <text:p>Controversial - but controversial is good, isn't it?</text:p>
          </table:table-cell>
          <table:table-cell office:value-type="string" table:style-name="ce4">
            <text:p>x</text:p>
          </table:table-cell>
          <table:table-cell table:number-columns-repeated="16375"/>
        </table:table-row>
        <table:table-row table:style-name="ro7" table:visibility="filter">
          <table:table-cell office:value-type="string" table:style-name="ce14">
            <text:p>Susan Yearwood Lit Ag</text:p>
          </table:table-cell>
          <table:table-cell office:value-type="string" table:style-name="ce14">
            <text:p>www.susanyearwood.com</text:p>
          </table:table-cell>
          <table:table-cell table:style-name="ce14"/>
          <table:table-cell office:value-type="string" table:style-name="ce14">
            <text:p>Yes</text:p>
          </table:table-cell>
          <table:table-cell office:value-type="string" table:style-name="ce14">
            <text:p>Yes</text:p>
          </table:table-cell>
          <table:table-cell office:value-type="string" table:style-name="ce14">
            <text:p>Young Adult</text:p>
          </table:table-cell>
          <table:table-cell table:number-columns-repeated="2" table:style-name="ce14"/>
          <table:table-cell table:style-name="ce4"/>
          <table:table-cell table:number-columns-repeated="16375"/>
        </table:table-row>
        <table:table-row table:style-name="ro4">
          <table:table-cell table:number-columns-repeated="8" table:style-name="ce16"/>
          <table:table-cell table:number-columns-repeated="16376" table:style-name="ce1"/>
        </table:table-row>
        <table:table-row table:number-rows-repeated="1048457" table:style-name="ro4">
          <table:table-cell table:number-columns-repeated="16384"/>
        </table:table-row>
      </table:table>
      <table:database-ranges>
        <table:database-range table:target-range-address="Sheet1.A22:Sheet1.I118" table:display-filter-buttons="true">
          <table:filter>
            <table:filter-condition table:field-number="8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Georgia" svg:font-family="Georg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arry</meta:initial-creator>
    <dc:creator>Harry Percival</dc:creator>
    <meta:creation-date>2012-12-04T11:23:47Z</meta:creation-date>
    <dc:date>2012-12-06T11:38:14Z</dc:date>
  </office:meta>
</office:document-meta>
</file>